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officeooo:paragraph-rsid="00469e73"/>
    </style:style>
    <style:style style:name="P68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70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74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91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94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95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9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9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0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0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0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0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107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09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1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1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13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14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5bf67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24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25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officeooo:rsid="00469e73"/>
    </style:style>
    <style:style style:name="T34" style:family="text">
      <style:text-properties officeooo:rsid="0046e4b3"/>
    </style:style>
    <style:style style:name="T35" style:family="text">
      <style:text-properties officeooo:rsid="00486edb"/>
    </style:style>
    <style:style style:name="T36" style:family="text">
      <style:text-properties officeooo:rsid="004a7bfc"/>
    </style:style>
    <style:style style:name="T37" style:family="text">
      <style:text-properties officeooo:rsid="004b7e53"/>
    </style:style>
    <style:style style:name="T38" style:family="text">
      <style:text-properties officeooo:rsid="005039e1"/>
    </style:style>
    <style:style style:name="T39" style:family="text">
      <style:text-properties officeooo:rsid="00527044"/>
    </style:style>
    <style:style style:name="T40" style:family="text">
      <style:text-properties officeooo:rsid="0054517a"/>
    </style:style>
    <style:style style:name="T41" style:family="text">
      <style:text-properties officeooo:rsid="00546cea"/>
    </style:style>
    <style:style style:name="T42" style:family="text">
      <style:text-properties officeooo:rsid="0055bf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6"/>
      <text:p text:style-name="P16">Presentació assignatura</text:p>
      <text:p text:style-name="P26">Comentem web assignatura</text:p>
      <text:p text:style-name="P37">Comentem unitats </text:p>
      <text:list xml:id="list8436011629520613323" text:style-name="L1">
        <text:list-item>
          <text:p text:style-name="P78"><text:a xlink:type="simple" xlink:href="https://paulinoposada.github.io/web_e/web_e_2425/documents/apunts/unitat_1_ley_ohm/e_apunts_ud_1_1_gs.pdf">1.1 Circuit elèctric</text:a></text:p>
        </text:list-item>
        <text:list-item>
          <text:p text:style-name="P78"><text:a xlink:type="simple" xlink:href="https://paulinoposada.github.io/web_e/web_e_2425/documents/apunts/unitat_1_ley_ohm/e_apunts_ud_1_2_gs.pdf">1.2 Llei d'ohm</text:a></text:p>
        </text:list-item>
        <text:list-item>
          <text:p text:style-name="P78"><text:a xlink:type="simple" xlink:href="https://paulinoposada.github.io/web_e/web_e_2425/documents/apunts/unitat_2_seguridad/e_apunts_ud_2_1_gs.pdf">2 Seguretat</text:a></text:p>
        </text:list-item>
        <text:list-item>
          <text:p text:style-name="P78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79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6"/>
      <text:p text:style-name="P26"/>
      <text:p text:style-name="P3">Di<text:span text:style-name="T3">jous</text:span><text:tab/><text:tab/><text:tab/><text:tab/>2<text:span text:style-name="T3">6</text:span>/09/2<text:span text:style-name="T1">4</text:span></text:p>
      <text:p text:style-name="P17"/>
      <text:p text:style-name="P27">Comentem </text:p>
      <text:list xml:id="list7086727105135175058" text:style-name="L2">
        <text:list-item>
          <text:p text:style-name="P80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9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80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38"/>
      <text:p text:style-name="P38"/>
      <text:p text:style-name="P4">Di<text:span text:style-name="T5">vendres</text:span><text:tab/><text:tab/><text:tab/>2<text:span text:style-name="T5">7</text:span>/09/2<text:span text:style-name="T1">4</text:span></text:p>
      <text:p text:style-name="P18"/>
      <text:p text:style-name="P28">Comentem </text:p>
      <text:list xml:id="list231744422840008" text:continue-numbering="true" text:style-name="L2">
        <text:list-item>
          <text:p text:style-name="P81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4"/>
      <text:p text:style-name="P44"/>
      <text:p text:style-name="P44"/>
      <text:p text:style-name="P44"/>
      <text:p text:style-name="P44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8"/>
      <text:p text:style-name="P39">Comentem <text:s/></text:p>
      <text:list xml:id="list231745156977766" text:continue-list="list8436011629520613323" text:style-name="L1">
        <text:list-item>
          <text:p text:style-name="P82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83">Programa de simulació Cade Simu</text:p>
        </text:list-item>
      </text:list>
      <text:p text:style-name="P28"/>
      <text:p text:style-name="P28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8"/>
      <text:p text:style-name="P28">Comentem </text:p>
      <text:list xml:id="list6554194936873307185" text:style-name="L3">
        <text:list-item>
          <text:p text:style-name="P91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9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98">Baixem al taller i comentem connexió font d'alimentació de PC que utilitzarem per les pràctiques de cc.</text:p>
          <text:p text:style-name="P99"><text:s/></text:p>
        </text:list-item>
      </text:list>
      <text:p text:style-name="P39"/>
      <text:p text:style-name="P39"/>
      <text:p text:style-name="P74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8"/>
      <text:p text:style-name="P28">Comentem </text:p>
      <text:list xml:id="list231745366218291" text:continue-numbering="true" text:style-name="L3">
        <text:list-item>
          <text:p text:style-name="P107">Baixem al taller i feim practiques amb circuits pont.</text:p>
        </text:list-item>
      </text:list>
      <text:p text:style-name="P45"/>
      <text:p text:style-name="P45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9"/>
      <text:p text:style-name="P40">Comentem <text:s/></text:p>
      <text:list xml:id="list231744706840621" text:continue-list="list231745156977766" text:style-name="L1">
        <text:list-item>
          <text:p text:style-name="P84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84"/>
        </text:list-item>
      </text:list>
      <text:p text:style-name="P29"/>
      <text:p text:style-name="P29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9"/>
      <text:p text:style-name="P29">Comentem </text:p>
      <text:list xml:id="list3607169280757174107" text:style-name="L4">
        <text:list-item>
          <text:p text:style-name="P108">Comentem pràctica Wheatstone amb dos diodes, corrent per la diagonal en els següents casos: </text:p>
          <text:p text:style-name="P108">cas 1: potenciòmetre a màxima resistència </text:p>
          <text:p text:style-name="P108">cas 2: potenciòmetre a resistència igual a R3</text:p>
          <text:p text:style-name="P108">cas 3: potenciòmetrea a mínima resistència</text:p>
        </text:list-item>
        <text:list-item>
          <text:p text:style-name="P92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08"/>
          <text:p text:style-name="P100"><text:s/></text:p>
        </text:list-item>
      </text:list>
      <text:p text:style-name="P40"/>
      <text:p text:style-name="P40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9"/>
      <text:p text:style-name="P29">Comentem </text:p>
      <text:list xml:id="list231744394292386" text:continue-numbering="true" text:style-name="L4">
        <text:list-item>
          <text:p text:style-name="P92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46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0"/>
      <text:p text:style-name="P41">Comentem <text:s/></text:p>
      <text:list xml:id="list231744797636343" text:continue-list="list231744706840621" text:style-name="L1">
        <text:list-item>
          <text:p text:style-name="P85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85"/>
        </text:list-item>
      </text:list>
      <text:p text:style-name="P30"/>
      <text:p text:style-name="P30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0"/>
      <text:p text:style-name="P30">Comentem </text:p>
      <text:list xml:id="list5612428075661494830" text:style-name="L5">
        <text:list-item>
          <text:p text:style-name="P110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10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09"/>
          <text:p text:style-name="P101"><text:s/></text:p>
        </text:list-item>
      </text:list>
      <text:p text:style-name="P41"/>
      <text:p text:style-name="P41"/>
      <text:p text:style-name="P6"/>
      <text:p text:style-name="P75">Di<text:span text:style-name="T5">vendres</text:span><text:tab/><text:tab/><text:tab/><text:span text:style-name="T8">18</text:span>/<text:span text:style-name="T6">10</text:span>/2<text:span text:style-name="T1">4</text:span></text:p>
      <text:p text:style-name="P20"/>
      <text:p text:style-name="P30">Comentem </text:p>
      <text:list xml:id="list231745942625098" text:continue-numbering="true" text:style-name="L5">
        <text:list-item>
          <text:p text:style-name="P113">Comentem <text:a xlink:type="simple" xlink:href="https://paulinoposada.github.io/web_e/web_e_2425/documents/ta.pdf">tasca 5</text:a>.</text:p>
        </text:list-item>
        <text:list-item>
          <text:p text:style-name="P111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48"/>
      <text:p text:style-name="P48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1"/>
      <text:p text:style-name="P42">Comentem <text:s/></text:p>
      <text:list xml:id="list231744766780880" text:continue-list="list231744797636343" text:style-name="L1">
        <text:list-item>
          <text:p text:style-name="P112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86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86"/>
        </text:list-item>
      </text:list>
      <text:p text:style-name="P31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1"/>
      <text:list xml:id="list978659971279706167" text:style-name="L6">
        <text:list-item>
          <text:p text:style-name="P93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0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7"><text:span text:style-name="T18">Comencem a comentar apartat 1.2 </text:span><text:span text:style-name="T32">La derivada y ejemplos de tensiones variables </text:span><text:span text:style-name="T33">(fins pàg. 13)</text:span></text:p>
      <text:p text:style-name="P69">Comentem exercici 1.2-1</text:p>
      <text:p text:style-name="P68"/>
      <text:p text:style-name="P68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2"/>
      <text:p text:style-name="P43">Comentem <text:s/></text:p>
      <text:list xml:id="list231744648254387" text:continue-list="list231744766780880" text:style-name="L1">
        <text:list-item>
          <text:p text:style-name="P114">Treball autònom 9</text:p>
        </text:list-item>
        <text:list-item>
          <text:p text:style-name="P124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2">La derivada y ejemplos de tensiones variables</text:span></text:p>
        </text:list-item>
        <text:list-item>
          <text:p text:style-name="P87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87"/>
        </text:list-item>
      </text:list>
      <text:p text:style-name="P32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9"/>
      <text:p text:style-name="P49">Lliure triat pel centre</text:p>
      <text:list xml:id="list399750881435730870" text:style-name="L7">
        <text:list-header>
          <text:p text:style-name="P103"><text:s/></text:p>
        </text:list-header>
      </text:list>
      <text:p text:style-name="P9">Di<text:span text:style-name="T5">vendres</text:span><text:tab/><text:tab/><text:tab/><text:span text:style-name="T34">01</text:span>/<text:span text:style-name="T6">11</text:span>/2<text:span text:style-name="T1">4</text:span></text:p>
      <text:p text:style-name="P9"/>
      <text:p text:style-name="P49">Tots Sants</text:p>
      <text:p text:style-name="P9"/>
      <text:p text:style-name="P70"/>
      <text:p text:style-name="P70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3"/>
      <text:p text:style-name="P50"><text:a xlink:type="simple" xlink:href="https://paulinoposada.github.io/web_e/web_e_2425/documents/examens/241106_ome_map33a_examen_sol.pdf">Examen</text:a></text:p>
      <text:list xml:id="list231744538893293" text:continue-list="list231744648254387" text:style-name="L1">
        <text:list-header>
          <text:p text:style-name="P88"/>
        </text:list-header>
      </text:list>
      <text:p text:style-name="P33"/>
      <text:p text:style-name="P10"/>
      <text:p text:style-name="P76">Di<text:span text:style-name="T3">jous</text:span><text:tab/><text:tab/><text:tab/><text:tab/><text:span text:style-name="T35">07</text:span>/<text:span text:style-name="T6">11</text:span>/2<text:span text:style-name="T1">4</text:span></text:p>
      <text:p text:style-name="P33"/>
      <text:list xml:id="list4437717163951230340" text:style-name="L8">
        <text:list-item>
          <text:p text:style-name="P94"><text:span text:style-name="T35">Comentem solució de l'</text:span><text:a xlink:type="simple" xlink:href="https://paulinoposada.github.io/web_e/web_e_2425/documents/examens/241106_ome_map33a_examen_sol.pdf"><text:span text:style-name="T35">examen</text:span></text:a><text:span text:style-name="T35">.</text:span></text:p>
          <text:p text:style-name="P104"><text:s/></text:p>
        </text:list-item>
      </text:list>
      <text:p text:style-name="P10"/>
      <text:p text:style-name="P10">Di<text:span text:style-name="T5">vendres</text:span><text:tab/><text:tab/><text:tab/><text:span text:style-name="T35">08</text:span>/<text:span text:style-name="T6">11</text:span>/2<text:span text:style-name="T1">4</text:span></text:p>
      <text:p text:style-name="P10"/>
      <text:p text:style-name="P70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71"/>
      <text:p text:style-name="P71"/>
      <text:p text:style-name="P71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4"/>
      <text:p text:style-name="P52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31745798497137" text:continue-list="list231744538893293" text:style-name="L1">
        <text:list-header>
          <text:p text:style-name="P89"/>
        </text:list-header>
      </text:list>
      <text:p text:style-name="P34"/>
      <text:p text:style-name="P11">Di<text:span text:style-name="T3">jous</text:span><text:tab/><text:tab/><text:tab/><text:tab/><text:span text:style-name="T36">14</text:span>/<text:span text:style-name="T6">11</text:span>/2<text:span text:style-name="T1">4</text:span></text:p>
      <text:p text:style-name="P51"/>
      <text:p text:style-name="P51"><text:span text:style-name="T37">Comentat treball </text:span><text:a xlink:type="simple" xlink:href="https://paulinoposada.github.io/web_e/web_e_2425/documents/ta/ta_09.pdf"><text:span text:style-name="T37">autonom 9</text:span></text:a><text:span text:style-name="T37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4">Terminat de comentar l'apartat 1.3 Capacidad de un condensador. </text:p>
      <text:p text:style-name="P55">Comentat apartat 1.4 Conexión serie/paralelo de condensadores</text:p>
      <text:p text:style-name="P56">Comentat apartat 1.5 Condensadores en la práctica</text:p>
      <text:p text:style-name="P56">Començat a comentar l'exercici 1.4-3 pàg. 36</text:p>
      <text:p text:style-name="P55"/>
      <text:list xml:id="list1629511165472834962" text:style-name="L9">
        <text:list-header>
          <text:p text:style-name="P95"/>
          <text:p text:style-name="P105"><text:s/></text:p>
        </text:list-header>
      </text:list>
      <text:p text:style-name="P11">Di<text:span text:style-name="T5">vendres</text:span><text:tab/><text:tab/><text:tab/><text:span text:style-name="T36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8">Comentat exercici <text:span text:style-name="T38">l'exercici 1.4-3 pàg. 36 </text:span>i treball <text:a xlink:type="simple" xlink:href="https://paulinoposada.github.io/web_e/web_e_2425/documents/ta/ta_11.pdf">autònom 11</text:a>.</text:p>
      <text:p text:style-name="P58"/>
      <text:p text:style-name="P58"/>
      <text:p text:style-name="P72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5"/>
      <text:p text:style-name="P61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61"/>
      <text:p text:style-name="P61">Començat amb <text:a xlink:type="simple" xlink:href="https://paulinoposada.github.io/web_e/web_e_2425/documents/apunts/unitat_6_magnetisme/e_apunts_ud_6_gs.pdf">unitat 6</text:a>.</text:p>
      <text:p text:style-name="P61">Comentat apartat 1.1 Imanes permanentes.</text:p>
      <text:p text:style-name="P62">Comentat apartat 1.<text:span text:style-name="T40">2</text:span> <text:span text:style-name="T40">Electromagnetismo</text:span>.</text:p>
      <text:p text:style-name="P53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31745426865267" text:continue-list="list231745798497137" text:style-name="L1">
        <text:list-header>
          <text:p text:style-name="P90"/>
        </text:list-header>
      </text:list>
      <text:p text:style-name="P35"/>
      <text:p text:style-name="P14">Di<text:span text:style-name="T3">jous</text:span><text:tab/><text:tab/><text:tab/><text:tab/><text:span text:style-name="T39">21</text:span>/<text:span text:style-name="T6">11</text:span>/2<text:span text:style-name="T1">4</text:span></text:p>
      <text:p text:style-name="P63"/>
      <text:p text:style-name="P63">Co<text:span text:style-name="T41">ntinuat</text:span> amb <text:a xlink:type="simple" xlink:href="https://paulinoposada.github.io/web_e/web_e_2425/documents/apunts/unitat_6_magnetisme/e_apunts_ud_6_gs.pdf">unitat 6</text:a>.</text:p>
      <text:p text:style-name="P65">Comentat apartat 1.4 Permeabilidad y saturación</text:p>
      <text:p text:style-name="P14"/>
      <text:p text:style-name="P14"/>
      <text:p text:style-name="P14"/>
      <text:p text:style-name="P77">Di<text:span text:style-name="T5">vendres</text:span><text:tab/><text:tab/><text:tab/><text:span text:style-name="T39">22</text:span>/<text:span text:style-name="T6">11</text:span>/2<text:span text:style-name="T1">4</text:span></text:p>
      <text:p text:style-name="P63"/>
      <text:p text:style-name="P63">Co<text:span text:style-name="T41">ntinuat</text:span> amb <text:a xlink:type="simple" xlink:href="https://paulinoposada.github.io/web_e/web_e_2425/documents/apunts/unitat_6_magnetisme/e_apunts_ud_6_gs.pdf">unitat 6</text:a>.</text:p>
      <text:p text:style-name="P65">Comentat apartat 1.4 Permeabilidad y saturación</text:p>
      <text:p text:style-name="P15"/>
      <text:p text:style-name="P59"/>
      <text:p text:style-name="P73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65"/>
      <text:p text:style-name="P65">Preparació examen.</text:p>
      <text:p text:style-name="P47"/>
      <text:p text:style-name="P36"/>
      <text:p text:style-name="P15">Di<text:span text:style-name="T3">jous</text:span><text:tab/><text:tab/><text:tab/><text:tab/><text:span text:style-name="T39">28</text:span>/<text:span text:style-name="T6">11</text:span>/2<text:span text:style-name="T1">4</text:span></text:p>
      <text:p text:style-name="P65"/>
      <text:p text:style-name="P65">Examen</text:p>
      <text:p text:style-name="P57"/>
      <text:p text:style-name="P64"/>
      <text:p text:style-name="P64"/>
      <text:p text:style-name="P15">Di<text:span text:style-name="T5">vendres</text:span><text:tab/><text:tab/><text:tab/><text:span text:style-name="T39">22</text:span>/<text:span text:style-name="T6">11</text:span>/2<text:span text:style-name="T1">4</text:span></text:p>
      <text:p text:style-name="P60"/>
      <text:p text:style-name="P66">Comentem <text:a xlink:type="simple" xlink:href="https://paulinoposada.github.io/web_e/web_e_2425/documents/examens/241128_ome_map33a_examen_sol.pdf">solució examen</text:a></text:p>
      <text:p text:style-name="P59"/>
      <text:p text:style-name="P125"/>
      <text:p text:style-name="P125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117"/>
      <text:p text:style-name="P122">Co<text:span text:style-name="T41">ntinuat</text:span> amb <text:a xlink:type="simple" xlink:href="https://paulinoposada.github.io/web_e/web_e_2425/documents/apunts/unitat_6_magnetisme/e_apunts_ud_6_gs.pdf">unitat 6</text:a>.</text:p>
      <text:p text:style-name="P121">Comentem apartat 1.5 Inducción electromagnética</text:p>
      <text:p text:style-name="P121">Comentem apartat 1.6 Inducción mutua</text:p>
      <text:p text:style-name="P121">Comentem els exercicis 1.12-6 i 7</text:p>
      <text:p text:style-name="P96"/>
      <text:p text:style-name="P118"/>
      <text:p text:style-name="P123">Di<text:span text:style-name="T3">jous</text:span><text:tab/><text:tab/><text:tab/><text:tab/><text:span text:style-name="T42">05</text:span>/<text:span text:style-name="T6">12</text:span>/2<text:span text:style-name="T1">4</text:span></text:p>
      <text:p text:style-name="P117"/>
      <text:p text:style-name="P117"/>
      <text:p text:style-name="P119"/>
      <text:p text:style-name="P106"/>
      <text:p text:style-name="P106"/>
      <text:p text:style-name="P123">Di<text:span text:style-name="T5">vendres</text:span><text:tab/><text:tab/><text:tab/><text:span text:style-name="T42">06</text:span>/<text:span text:style-name="T6">12</text:span>/2<text:span text:style-name="T1">4</text:span></text:p>
      <text:p text:style-name="P116"/>
      <text:p text:style-name="P120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04T23:17:43.946441969</dc:date>
    <meta:editing-duration>PT1H39M11S</meta:editing-duration>
    <meta:editing-cycles>83</meta:editing-cycles>
    <meta:document-statistic meta:table-count="0" meta:image-count="0" meta:object-count="0" meta:page-count="5" meta:paragraph-count="133" meta:word-count="566" meta:character-count="3766" meta:non-whitespace-character-count="3253"/>
  </office:meta>
</office:document-meta>
</file>